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LiberationSerif" svg:font-family="LiberationSerif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style:font-size-asian="20pt" style:font-size-complex="20pt"/>
    </style:style>
    <style:style style:name="P5" style:family="paragraph" style:parent-style-name="Standard" style:list-style-name="">
      <style:paragraph-properties fo:text-align="center" style:justify-single-word="false" style:text-autospace="none"/>
      <style:text-properties fo:font-size="22pt" style:font-size-asian="22pt" style:font-size-complex="22pt"/>
    </style:style>
    <style:style style:name="P6" style:family="paragraph" style:parent-style-name="Standard" style:list-style-name="L1">
      <style:paragraph-properties fo:text-align="center" style:justify-single-word="false" style:text-autospace="none"/>
      <style:text-properties fo:font-size="22pt" style:font-size-asian="22pt" style:font-size-complex="22pt"/>
    </style:style>
    <style:style style:name="P7" style:family="paragraph" style:parent-style-name="Standard">
      <style:paragraph-properties fo:text-align="center" style:justify-single-word="false" style:text-autospace="none"/>
      <style:text-properties fo:font-size="22pt" style:font-size-asian="22pt" style:font-size-complex="22pt"/>
    </style:style>
    <style:style style:name="P8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10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11" style:family="paragraph" style:parent-style-name="Standard">
      <style:paragraph-properties fo:text-align="start" style:justify-single-word="false"/>
      <style:text-properties fo:font-size="15pt" style:font-size-asian="15pt" style:font-size-complex="15pt"/>
    </style:style>
    <style:style style:name="P12" style:family="paragraph" style:parent-style-name="Standard" style:list-style-name="">
      <style:paragraph-properties fo:text-align="center" style:justify-single-word="false" style:text-autospace="none"/>
      <style:text-properties style:font-name="LiberationSerif" fo:font-size="22pt" style:font-name-asian="LiberationSerif" style:font-size-asian="22pt" style:font-name-complex="LiberationSerif" style:font-size-complex="22pt"/>
    </style:style>
    <style:style style:name="P13" style:family="paragraph" style:parent-style-name="Standard">
      <style:paragraph-properties fo:text-align="center" style:justify-single-word="false"/>
      <style:text-properties style:font-name="LiberationSerif" fo:font-size="22pt" fo:font-weight="bold" style:font-name-asian="LiberationSerif" style:font-size-asian="22pt" style:font-weight-asian="bold" style:font-name-complex="LiberationSerif" style:font-size-complex="22pt" style:font-weight-complex="bold"/>
    </style:style>
    <style:style style:name="P14" style:family="paragraph" style:parent-style-name="Standard">
      <style:paragraph-properties fo:text-align="end" style:justify-single-word="false"/>
      <style:text-properties style:font-name="LiberationSerif" fo:font-size="22pt" fo:font-weight="bold" style:font-name-asian="LiberationSerif" style:font-size-asian="22pt" style:font-weight-asian="bold" style:font-name-complex="LiberationSerif" style:font-size-complex="22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LiberationSerif" fo:font-size="22pt" fo:font-weight="bold" style:font-name-asian="LiberationSerif" style:font-size-asian="19.25pt" style:font-weight-asian="bold" style:font-name-complex="LiberationSerif" style:font-size-complex="22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28pt" style:font-size-asian="24.5pt" style:font-size-complex="2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LiberationSerif" style:font-name-asian="LiberationSerif" style:font-name-complex="LiberationSerif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3"/>
      <text:p text:style-name="P13"/>
      <text:p text:style-name="P13"/>
      <text:p text:style-name="P16">Bazy danych</text:p>
      <text:p text:style-name="P15">Projekt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"Podsumowanie"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158851</text:p>
      <text:p text:style-name="P14"><text:tab/><text:tab/>3EF-ZI</text:p>
      <text:p text:style-name="P13"/>
      <text:p text:style-name="P13"/>
      <text:p text:style-name="P13"><text:soft-page-break/></text:p>
      <text:p text:style-name="P13">Mój projekt to SmartDom.</text:p>
      <text:p text:style-name="P13"/>
      <text:p text:style-name="P12">Użytkownik posiada lokalną bazę danych w której</text:p>
      <text:p text:style-name="P12">zawierają się dane poszczególnych</text:p>
      <text:p text:style-name="P12">systemów/urządzeń.</text:p>
      <text:p text:style-name="P12"/>
      <text:p text:style-name="P12">Wybieram nierelacyjną bazę danych(dokumentową).</text:p>
      <text:p text:style-name="P5"><text:span text:style-name="T2">Wybieram bazę mongoDB.</text:span></text:p>
      <text:p text:style-name="P5"><text:span text:style-name="T2">Do obsługi bazy użyłem darmowej wersji programu Robo 3T.</text:span></text:p>
      <text:p text:style-name="P5"><text:span text:style-name="T2"/></text:p>
      <text:p text:style-name="P5"><text:span text:style-name="T2">Moja baza posiada jedną kolekcję o nazwie 'urzadzenia' w której to znajduje się wiele dokumentów.Każdy dokument oznacza modyfikację lub dodanie danego urządzenia.</text:span></text:p>
      <text:p text:style-name="P5"><text:span text:style-name="T2"/></text:p>
      <text:p text:style-name="P5"><text:span text:style-name="T2">Typy urządzeń które są w bazie inteligentnego domu to:</text:span></text:p>
      <text:p text:style-name="P5"><text:span text:style-name="T2"/></text:p>
      <text:list xml:id="list2764531334922030280" text:style-name="L1">
        <text:list-item>
          <text:p text:style-name="P6"><text:span text:style-name="T2">Grzejnik w łazience oraz sypialni</text:span></text:p>
        </text:list-item>
        <text:list-item>
          <text:p text:style-name="P6"><text:span text:style-name="T2">Ogrzewanie podłogowe w kuchni oraz w łazience</text:span></text:p>
          <text:p text:style-name="P6"><text:span text:style-name="T2">-Światła w łazience,sypialni,kuchni oraz korytarzu</text:span></text:p>
        </text:list-item>
        <text:list-item>
          <text:p text:style-name="P6"><text:span text:style-name="T2">Żaluzje w kuchni i sypialni</text:span></text:p>
        </text:list-item>
      </text:list>
      <text:p text:style-name="P7"><text:span text:style-name="T2"/></text:p>
      <text:p text:style-name="P7"><text:span text:style-name="T2"/></text:p>
      <text:p text:style-name="P7"><text:span text:style-name="T2"/></text:p>
      <text:p text:style-name="P7"><text:soft-page-break/><text:span text:style-name="T2"/></text:p>
      <text:p text:style-name="P7"><text:span text:style-name="T2"/></text:p>
      <text:p text:style-name="P7"><text:span text:style-name="T2">Każdy dokument w bazie danych to każda modyfikacja/utworzenie urządzenia.</text:span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>Urządzenia zawierają informacje o ich nazwie,dacie i temperaturze/jasności.Dodatkowo urządzenia posiadają zagnieżdżone pole "szczegóły" zawierające przeróżne informacje w zależności od rodzaju urządzenia.</text:span></text:p>
      <text:p text:style-name="P7"><text:span text:style-name="T2">Możemy tam znaleźć np. Nazwę producenta oraz modelu danego urządzenia oraz inne parametry.</text:span></text:p>
      <text:p text:style-name="P7"><text:span text:style-name="T2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Przykłady funkcji:</text:p>
      <text:p text:style-name="P3"/>
      <text:p text:style-name="P3"/>
      <text:p text:style-name="P3">Wstawienie informacji o grzejniku w sypialni:</text:p>
      <text:p text:style-name="P3"/>
      <text:p text:style-name="P1">db.getCollection('urzadzenia').insert({</text:p>
      <text:p text:style-name="P1"><text:s text:c="4"/>nazwa : 'Grzejnik sypialnia',</text:p>
      <text:p text:style-name="P1"><text:s text:c="4"/>tempCelsjusz: NumberInt(25),</text:p>
      <text:p text:style-name="P1"><text:s text:c="4"/>data: new Date(),</text:p>
      <text:p text:style-name="P1"><text:s text:c="4"/>szczegoly: {</text:p>
      <text:p text:style-name="P1"><text:tab/><text:tab/>model: 'Kfa 78910044',</text:p>
      <text:p text:style-name="P1"><text:s text:c="16"/>producent: 'Super firma',</text:p>
      <text:p text:style-name="P1"><text:s text:c="16"/>kolor: 'biały',</text:p>
      <text:p text:style-name="P1"><text:s text:c="16"/>rodzaj: 'żeberkowy',</text:p>
      <text:p text:style-name="P1"><text:s text:c="16"/>material: 'aluminium',</text:p>
      <text:p text:style-name="P1"><text:s text:c="16"/>wysokoscCM: NumberInt(57),</text:p>
      <text:p text:style-name="P1"><text:s text:c="16"/>szerokoscCM: NumberInt(80),</text:p>
      <text:p text:style-name="P1"><text:s text:c="16"/>maxTempCelsjusz: NumberInt(90)</text:p>
      <text:p text:style-name="P1"><text:tab/>} <text:s/></text:p>
      <text:p text:style-name="P1">});</text:p>
      <text:p text:style-name="P1"/>
      <text:p text:style-name="P1"/>
      <text:p text:style-name="P3">Wstawienie informacji o grzejniku w łazience:</text:p>
      <text:p text:style-name="P4"/>
      <text:p text:style-name="P1">db.getCollection('urzadzenia').insert({</text:p>
      <text:p text:style-name="P1"><text:s text:c="4"/>nazwa : 'Grzejnik łazienka',</text:p>
      <text:p text:style-name="P1"><text:s text:c="4"/>tempCelsjusz: NumberInt(25),</text:p>
      <text:p text:style-name="P1"><text:s text:c="4"/>data: new Date(),</text:p>
      <text:p text:style-name="P1"><text:s text:c="4"/>szczegoly: {</text:p>
      <text:p text:style-name="P1"><text:tab/><text:tab/>model: 'Grzejnik Zigzag 1070x500',</text:p>
      <text:p text:style-name="P1"><text:s text:c="16"/>producent: 'Terma',</text:p>
      <text:p text:style-name="P1"><text:s text:c="16"/>kolor: 'czarny',</text:p>
      <text:p text:style-name="P1"><text:s text:c="16"/>wagaKG: NumberDecimal(9.93),</text:p>
      <text:p text:style-name="P1"><text:s text:c="16"/>material: 'aluminium',</text:p>
      <text:p text:style-name="P1"><text:s text:c="16"/>wysokoscCM: NumberInt(107),</text:p>
      <text:p text:style-name="P1"><text:s text:c="16"/>szerokoscCM: NumberInt(500)</text:p>
      <text:p text:style-name="P1"><text:tab/>} <text:s/></text:p>
      <text:p text:style-name="P1">});</text:p>
      <text:p text:style-name="P1"><text:soft-page-break/></text:p>
      <text:p text:style-name="P1"/>
      <text:p text:style-name="P1"/>
      <text:p text:style-name="P1"/>
      <text:p text:style-name="P1"/>
      <text:p text:style-name="P3">Wstawienie informacji o ogrzeniu podłogowym w kuchni:</text:p>
      <text:p text:style-name="P1"/>
      <text:p text:style-name="P1">db.getCollection('urzadzenia').insert({</text:p>
      <text:p text:style-name="P1"><text:s text:c="4"/>nazwa : 'Podłoga kuchnia',</text:p>
      <text:p text:style-name="P1"><text:s text:c="4"/>tempCelsjusz: NumberInt(25),</text:p>
      <text:p text:style-name="P1"><text:s text:c="4"/>data: new Date(),</text:p>
      <text:p text:style-name="P1"><text:s text:c="4"/>szczegoly: {</text:p>
      <text:p text:style-name="P1"><text:s text:c="12"/>typOgrzewania: 'Mata grzewcza',</text:p>
      <text:p text:style-name="P1"><text:s text:c="12"/>zasilanie: 'elektroniczne',</text:p>
      <text:p text:style-name="P1"><text:s text:c="12"/>powierzchniaMetry2: NumberInt(1),</text:p>
      <text:p text:style-name="P1"><text:s text:c="12"/>mocWatyNaMetr2: NumberInt(160)</text:p>
      <text:p text:style-name="P1"><text:s text:c="8"/>}</text:p>
      <text:p text:style-name="P1">});</text:p>
      <text:p text:style-name="P1"/>
      <text:p text:style-name="P1"/>
      <text:p text:style-name="P1"/>
      <text:p text:style-name="P1"/>
      <text:p text:style-name="P3">Wstawienie informacji o ogrzeniu podłogowym w łazience:</text:p>
      <text:p text:style-name="P3"/>
      <text:p text:style-name="P3"/>
      <text:p text:style-name="P1">db.getCollection('urzadzenia').insert({</text:p>
      <text:p text:style-name="P1"><text:s text:c="4"/>nazwa : 'Podłoga łazienka',</text:p>
      <text:p text:style-name="P1"><text:s text:c="4"/>tempCelsjusz: NumberInt(25),</text:p>
      <text:p text:style-name="P1"><text:s text:c="4"/>data: new Date(),</text:p>
      <text:p text:style-name="P1"><text:s text:c="4"/>szczegoly: {</text:p>
      <text:p text:style-name="P1"><text:s text:c="12"/>typOgrzewania: 'Mata grzewcza',</text:p>
      <text:p text:style-name="P1"><text:s text:c="12"/>zasilanie: 'elektroniczne',</text:p>
      <text:p text:style-name="P1"><text:s text:c="12"/>powierzchniaMetry2: NumberInt(1),</text:p>
      <text:p text:style-name="P1"><text:s text:c="12"/>mocWatyNaMetr2: NumberInt(160)</text:p>
      <text:p text:style-name="P1"><text:s text:c="8"/>}</text:p>
      <text:p text:style-name="P1">})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3">Wyświetenie wszystkich dodanych urządzeń i ich modyfikacji(np.historii zmian temperatury)</text:p>
      <text:p text:style-name="P3"/>
      <text:p text:style-name="P2">db.getCollection('urzadzenia').find({}).sort({<text:a xlink:type="simple" xlink:href="data:-1" text:style-name="Internet_20_link" text:visited-style-name="Visited_20_Internet_20_Link">data:-1</text:a>});</text:p>
      <text:p text:style-name="P2"/>
      <text:p text:style-name="P2"/>
      <text:p text:style-name="P3">Wyświetlenie wszystkich informacji o zmianach dokonanych o grzejniku w łazience:</text:p>
      <text:p text:style-name="P2"/>
      <text:p text:style-name="P2"/>
      <text:p text:style-name="P2">db.getCollection('urzadzenia').find({nazwa:'Grzejnik łazienka'}).sort({<text:a xlink:type="simple" xlink:href="data:-1" text:style-name="Internet_20_link" text:visited-style-name="Visited_20_Internet_20_Link">data:-1</text:a>});</text:p>
      <text:p text:style-name="P2"/>
      <text:p text:style-name="P2"/>
      <text:p text:style-name="P3">Wyświetlenie wszystkich informacji o zmianach dokonanych o grzejniku w sypialni:</text:p>
      <text:p text:style-name="P3"/>
      <text:p text:style-name="P2">db.getCollection('urzadzenia').find({nazwa:'Grzejnik sypialnia'}).sort({data:-1});</text:p>
      <text:p text:style-name="P3"/>
      <text:p text:style-name="P3">Wyświetlenie wszystkich informacji o zmianach dokonanych o ogrzewaniu podłogowym w kuchni:</text:p>
      <text:p text:style-name="P3"/>
      <text:p text:style-name="P2">db.getCollection('urzadzenia').find({nazwa:'Podłoga kuchnia'}).sort({<text:a xlink:type="simple" xlink:href="data:-1" text:style-name="Internet_20_link" text:visited-style-name="Visited_20_Internet_20_Link">data:-1</text:a>});</text:p>
      <text:p text:style-name="P2"/>
      <text:p text:style-name="P2"/>
      <text:p text:style-name="P3">Wyświetlenie wszystkich informacji o zmianach dokonanych o ogrzewaniu podłogowym w łazience:</text:p>
      <text:p text:style-name="P3"/>
      <text:p text:style-name="P2">db.getCollection('urzadzenia').find({nazwa:'Podłoga łazienka'}).sort({<text:a xlink:type="simple" xlink:href="data:-1" text:style-name="Internet_20_link" text:visited-style-name="Visited_20_Internet_20_Link">data:-1</text:a>});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9"/>
      <text:p text:style-name="P9">Wyświetlenie wszystkich dodanych urządzeń związanych w ogrzewaniem (kiedykolwiek dodanych)</text:p>
      <text:p text:style-name="P9">ich parametry i data.</text:p>
      <text:p text:style-name="P9">(sortujemy aby jako pierwsze wyświetlały się te ostatnio dodane)</text:p>
      <text:p text:style-name="P9"/>
      <text:p text:style-name="P1">db.getCollection('urzadzenia')</text:p>
      <text:p text:style-name="P1">.find</text:p>
      <text:p text:style-name="P1">({$or:[</text:p>
      <text:p text:style-name="P1">{nazwa : 'Grzejnik łazienka'},</text:p>
      <text:p text:style-name="P1">{nazwa : 'Grzejnik sypialnia'},</text:p>
      <text:p text:style-name="P1">{nazwa : 'Podłoga kuchnia'},</text:p>
      <text:p text:style-name="P1">{nazwa : 'Podłoga łazienka'}</text:p>
      <text:p text:style-name="P1">]})</text:p>
      <text:p text:style-name="P1">.sort({_id:-1});</text:p>
      <text:p text:style-name="P1"/>
      <text:p text:style-name="P1"/>
      <text:p text:style-name="P2"><text:tab/><text:span text:style-name="T1">Przykład wstawienia informacji o świetle w korytarzu:</text:span></text:p>
      <text:p text:style-name="P2"><text:span text:style-name="T1"/></text:p>
      <text:p text:style-name="P1">db.getCollection('urzadzenia').insert({</text:p>
      <text:p text:style-name="P1"><text:s text:c="4"/>nazwa : 'Światło korytarz',</text:p>
      <text:p text:style-name="P1"><text:s text:c="4"/>jasnoscProcent: NumberInt(50),</text:p>
      <text:p text:style-name="P1"><text:s text:c="4"/>data: new Date(),</text:p>
      <text:p text:style-name="P1"><text:s text:c="4"/>szczegoly:{</text:p>
      <text:p text:style-name="P1"><text:s text:c="8"/>producent: 'Super żarówki',</text:p>
      <text:p text:style-name="P1"><text:s text:c="8"/>model: 'XD500F',</text:p>
      <text:p text:style-name="P1"><text:s text:c="8"/>mocWaty: NumberInt(75),</text:p>
      <text:p text:style-name="P1"><text:s text:c="8"/>rodzaj: 'LED'</text:p>
      <text:p text:style-name="P1"><text:s text:c="8"/>}</text:p>
      <text:p text:style-name="P1">});</text:p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Przykład wstawienia informacji o świetle w kuchni:</text:p>
      <text:p text:style-name="P3"/>
      <text:p text:style-name="P1">db.getCollection('urzadzenia').insert({</text:p>
      <text:p text:style-name="P1"><text:s text:c="4"/>nazwa : 'Światło kuchnia',</text:p>
      <text:p text:style-name="P1"><text:s text:c="4"/>jasnoscProcent: NumberInt(40),</text:p>
      <text:p text:style-name="P1"><text:s text:c="4"/>data: new Date(),</text:p>
      <text:p text:style-name="P1"><text:s text:c="4"/>szczegoly:{</text:p>
      <text:p text:style-name="P1"><text:s text:c="8"/>producent: 'Super żarówki',</text:p>
      <text:p text:style-name="P1"><text:s text:c="8"/>model: 'CZY200K',</text:p>
      <text:p text:style-name="P1"><text:s text:c="8"/>mocWaty: NumberInt(50),</text:p>
      <text:p text:style-name="P1"><text:s text:c="8"/>rodzaj: 'Żarowa'</text:p>
      <text:p text:style-name="P1"><text:s text:c="8"/>}</text:p>
      <text:p text:style-name="P1">});</text:p>
      <text:p text:style-name="P1"/>
      <text:p text:style-name="P3">Przykład wstawienia informacji o świetle w łazience:</text:p>
      <text:p text:style-name="P3"/>
      <text:p text:style-name="P1">db.getCollection('urzadzenia').insert({</text:p>
      <text:p text:style-name="P1"><text:s text:c="4"/>nazwa : 'Światło łazienka',</text:p>
      <text:p text:style-name="P1"><text:s text:c="4"/>jasnoscProcent: NumberInt(42),</text:p>
      <text:p text:style-name="P1"><text:s text:c="4"/>data: new Date(),</text:p>
      <text:p text:style-name="P1"><text:s text:c="4"/>szczegoly:{</text:p>
      <text:p text:style-name="P1"><text:s text:c="8"/>producent: 'EleganckieZarowy',</text:p>
      <text:p text:style-name="P1"><text:s text:c="8"/>model: 'ŁG4OPOP',</text:p>
      <text:p text:style-name="P1"><text:s text:c="8"/>mocWaty: NumberInt(30),</text:p>
      <text:p text:style-name="P1"><text:s text:c="8"/>rodzaj: 'Żarowa'</text:p>
      <text:p text:style-name="P1"><text:s text:c="8"/>}</text:p>
      <text:p text:style-name="P1">});</text:p>
      <text:p text:style-name="P1"/>
      <text:p text:style-name="P3">Przykład wstawienia informacji o świetle w sypialni:</text:p>
      <text:p text:style-name="P1"/>
      <text:p text:style-name="P1">db.getCollection('urzadzenia').insert({</text:p>
      <text:p text:style-name="P1"><text:s text:c="4"/>nazwa : 'Światło sypialnia',</text:p>
      <text:p text:style-name="P1"><text:s text:c="4"/>jasnoscProcent: NumberInt(42),</text:p>
      <text:p text:style-name="P1"><text:s text:c="4"/>data: new Date(),</text:p>
      <text:p text:style-name="P1"><text:s text:c="4"/>szczegoly:{</text:p>
      <text:p text:style-name="P1"><text:s text:c="8"/>producent: 'SilentLight',</text:p>
      <text:p text:style-name="P1"><text:s text:c="8"/>model: 'Middle 400 Fxop5',</text:p>
      <text:p text:style-name="P1"><text:s text:c="8"/>mocWaty: NumberInt(80),</text:p>
      <text:p text:style-name="P1"><text:s text:c="8"/>rodzaj: 'LED'</text:p>
      <text:p text:style-name="P1"><text:s text:c="8"/>}</text:p>
      <text:p text:style-name="P1">});</text:p>
      <text:p text:style-name="P1"><text:soft-page-break/></text:p>
      <text:p text:style-name="P9">Wyświetlenie wszystkich informacji o zmianach dokonanych na światłach w korytarzu:</text:p>
      <text:p text:style-name="P9"/>
      <text:p text:style-name="P2">db.getCollection('urzadzenia').find({nazwa:'Światło korytarz'}).sort({data:-1});</text:p>
      <text:p text:style-name="P9"/>
      <text:p text:style-name="P9">Wyświetlenie wszystkich informacji o zmianach dokonanych na światłach w kuchni:</text:p>
      <text:p text:style-name="P9"/>
      <text:p text:style-name="P2">db.getCollection('urzadzenia').find({nazwa:'Światło kuchnia'}).sort({data:-1});</text:p>
      <text:p text:style-name="P9"/>
      <text:p text:style-name="P9">Wyświetlenie wszystkich informacji o zmianach dokonanych na światłach w łazience:</text:p>
      <text:p text:style-name="P9"/>
      <text:p text:style-name="P2">db.getCollection('urzadzenia').find({nazwa:'Światło łazienka'}).sort({data:-1});</text:p>
      <text:p text:style-name="P9"/>
      <text:p text:style-name="P9">Wyświetlenie wszystkich informacji o zmianach dokonanych na światłach w sypialni:</text:p>
      <text:p text:style-name="P9"/>
      <text:p text:style-name="P2">db.getCollection('urzadzenia').find({nazwa:'Światło sypialnia'}).sort({data:-1});</text:p>
      <text:p text:style-name="P9"/>
      <text:p text:style-name="P9"/>
      <text:p text:style-name="P9"/>
      <text:p text:style-name="P9">Wyświetlenie wszystkich dodanych świateł kiedykolwiek dodanych ich parametry i data.</text:p>
      <text:p text:style-name="P9">(sortujemy aby jako pierwsze wyświetlały się te ostatnio dodane)</text:p>
      <text:p text:style-name="P9"/>
      <text:p text:style-name="P9"/>
      <text:p text:style-name="P1">db.getCollection('urzadzenia')</text:p>
      <text:p text:style-name="P1">.find</text:p>
      <text:p text:style-name="P1">({$or:[</text:p>
      <text:p text:style-name="P1">{nazwa : 'Światło korytarz'},</text:p>
      <text:p text:style-name="P1">{nazwa : 'Światło kuchnia'},</text:p>
      <text:p text:style-name="P1">{nazwa : 'Światło łazienka'},</text:p>
      <text:p text:style-name="P1">{nazwa : 'Światło sypialnia'}</text:p>
      <text:p text:style-name="P1">]})</text:p>
      <text:p text:style-name="P1">.sort({<text:a xlink:type="simple" xlink:href="data:-1" text:style-name="Internet_20_link" text:visited-style-name="Visited_20_Internet_20_Link">data:-1</text:a>});</text:p>
      <text:p text:style-name="P1"/>
      <text:p text:style-name="P1"><text:soft-page-break/></text:p>
      <text:p text:style-name="P3">Przykład wstawienia informacji o żaluzji w kuchni:</text:p>
      <text:p text:style-name="P3"/>
      <text:p text:style-name="P3"/>
      <text:p text:style-name="P11">db.getCollection('urzadzenia').insert({</text:p>
      <text:p text:style-name="P11"><text:s text:c="4"/>nazwa : 'Żaluzje kuchnia',</text:p>
      <text:p text:style-name="P11"><text:s text:c="4"/>jasnoscProcent: NumberInt(55),</text:p>
      <text:p text:style-name="P11"><text:s text:c="4"/>data: new Date(),</text:p>
      <text:p text:style-name="P11"><text:s text:c="4"/>szczegoly:{</text:p>
      <text:p text:style-name="P11"><text:s text:c="8"/>producent: 'Heavy comp',</text:p>
      <text:p text:style-name="P11"><text:s text:c="8"/>model: 'czarne 231',</text:p>
      <text:p text:style-name="P11"><text:s text:c="8"/>wysokoscCM: NumberInt(230),</text:p>
      <text:p text:style-name="P11"><text:s text:c="8"/>szerokoscCM: NumberInt(150)</text:p>
      <text:p text:style-name="P11"><text:s text:c="8"/>}</text:p>
      <text:p text:style-name="P11">});</text:p>
      <text:p text:style-name="P3"/>
      <text:p text:style-name="P3"/>
      <text:p text:style-name="P3"/>
      <text:p text:style-name="P3"/>
      <text:p text:style-name="P3">Przykład wstawienia informacji o żaluzji w sypialni:</text:p>
      <text:p text:style-name="P1"/>
      <text:p text:style-name="P1"/>
      <text:p text:style-name="P11">db.getCollection('urzadzenia').insert({</text:p>
      <text:p text:style-name="P11"><text:s text:c="4"/>nazwa : 'Żaluzje sypialnia',</text:p>
      <text:p text:style-name="P11"><text:s text:c="4"/>jasnoscProcent: NumberInt(65),</text:p>
      <text:p text:style-name="P11"><text:s text:c="4"/>data: new Date(),</text:p>
      <text:p text:style-name="P11"><text:s text:c="4"/>szczegoly:{</text:p>
      <text:p text:style-name="P11"><text:s text:c="8"/>producent: 'Nice sleep',</text:p>
      <text:p text:style-name="P11"><text:s text:c="8"/>model: 'black 005',</text:p>
      <text:p text:style-name="P11"><text:s text:c="8"/>wysokoscCM: NumberInt(200),</text:p>
      <text:p text:style-name="P11"><text:s text:c="8"/>szerokoscCM: NumberInt(170)</text:p>
      <text:p text:style-name="P11"><text:s text:c="8"/>}</text:p>
      <text:p text:style-name="P11">});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3"/>
      <text:p text:style-name="P3">Wyświetlenie wszystkich informacji o zmianach dokonanych na żaluzjach w kuchni:</text:p>
      <text:p text:style-name="P3"/>
      <text:p text:style-name="P10">db.getCollection('urzadzenia').find({nazwa:'Żaluzje kuchnia'}).sort({<text:a xlink:type="simple" xlink:href="data:-1" text:style-name="Internet_20_link" text:visited-style-name="Visited_20_Internet_20_Link">data:-1</text:a>});</text:p>
      <text:p text:style-name="P10"/>
      <text:p text:style-name="P10"/>
      <text:p text:style-name="P10"/>
      <text:p text:style-name="P10"/>
      <text:p text:style-name="P3">Wyświetlenie wszystkich informacji o zmianach dokonanych na żaluzjach w sypialni:</text:p>
      <text:p text:style-name="P3"/>
      <text:p text:style-name="P10">db.getCollection('urzadzenia').find({nazwa:'Żaluzje sypialnia'}).sort({<text:a xlink:type="simple" xlink:href="data:-1" text:style-name="Internet_20_link" text:visited-style-name="Visited_20_Internet_20_Link">data:-1</text:a>});</text:p>
      <text:p text:style-name="P10"/>
      <text:p text:style-name="P10"/>
      <text:p text:style-name="P10"/>
      <text:p text:style-name="P10"/>
      <text:p text:style-name="P3">Wyświetlenie wszytkich urządzeń związanych z żaluzjami</text:p>
      <text:p text:style-name="P3">(sortujemy aby jako pierwsze wyświetlały się te ostatnio dodane)</text:p>
      <text:p text:style-name="P3"/>
      <text:p text:style-name="P3"/>
      <text:p text:style-name="P11">db.getCollection('urzadzenia')</text:p>
      <text:p text:style-name="P11">.find({$or:[{nazwa : 'Żaluzje kuchnia'},{nazwa : 'Żaluzje sypialnia'}]})</text:p>
      <text:p text:style-name="P11">.sort({<text:a xlink:type="simple" xlink:href="data:-1" text:style-name="Internet_20_link" text:visited-style-name="Visited_20_Internet_20_Link">data:-1</text:a>});</text:p>
      <text:p text:style-name="P11"/>
      <text:p text:style-name="P3">Przykład usunięcia urządzenia o określonym id:</text:p>
      <text:p text:style-name="P3"/>
      <text:p text:style-name="P11">db.getCollection('urzadzenia').remove({</text:p>
      <text:p text:style-name="P11">_id: ObjectId("5e27196f768f46367bbafe68")</text:p>
      <text:p text:style-name="P11">}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LiberationSerif" svg:font-family="LiberationSerif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8M11S</meta:editing-duration>
    <meta:editing-cycles>8</meta:editing-cycles>
    <meta:generator>OpenOffice/4.1.6$Win32 OpenOffice.org_project/416m1$Build-9790</meta:generator>
    <dc:date>2020-01-21T17:31:32.81</dc:date>
    <dc:creator>M </dc:creator>
    <meta:document-statistic meta:table-count="0" meta:image-count="0" meta:object-count="0" meta:page-count="11" meta:paragraph-count="203" meta:word-count="699" meta:character-count="7517"/>
    <meta:user-defined meta:name="Info 1"/>
    <meta:user-defined meta:name="Info 2"/>
    <meta:user-defined meta:name="Info 3"/>
    <meta:user-defined meta:name="Info 4"/>
  </office:meta>
</office:document-meta>
</file>